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664a" officeooo:paragraph-rsid="0007664a"/>
    </style:style>
    <style:style style:name="P2" style:family="paragraph" style:parent-style-name="Standard">
      <style:text-properties officeooo:rsid="00084b8c" officeooo:paragraph-rsid="00084b8c"/>
    </style:style>
    <style:style style:name="P3" style:family="paragraph" style:parent-style-name="Standard">
      <style:text-properties officeooo:rsid="00089bf7" officeooo:paragraph-rsid="00089bf7"/>
    </style:style>
    <style:style style:name="P4" style:family="paragraph" style:parent-style-name="Standard">
      <style:text-properties officeooo:rsid="000a6e7a" officeooo:paragraph-rsid="000a6e7a"/>
    </style:style>
    <style:style style:name="P5" style:family="paragraph" style:parent-style-name="Standard">
      <style:text-properties officeooo:rsid="000c3089" officeooo:paragraph-rsid="000c3089"/>
    </style:style>
    <style:style style:name="P6" style:family="paragraph" style:parent-style-name="Standard">
      <style:text-properties officeooo:rsid="000db629" officeooo:paragraph-rsid="000db629"/>
    </style:style>
    <style:style style:name="P7" style:family="paragraph" style:parent-style-name="Standard">
      <style:text-properties officeooo:rsid="00106e4c" officeooo:paragraph-rsid="00106e4c"/>
    </style:style>
    <style:style style:name="P8" style:family="paragraph" style:parent-style-name="Standard">
      <style:text-properties officeooo:rsid="00112b8b" officeooo:paragraph-rsid="00112b8b"/>
    </style:style>
    <style:style style:name="P9" style:family="paragraph" style:parent-style-name="Standard">
      <style:text-properties officeooo:rsid="00128ab0" officeooo:paragraph-rsid="00128ab0"/>
    </style:style>
    <style:style style:name="P10" style:family="paragraph" style:parent-style-name="Standard">
      <style:text-properties officeooo:rsid="00128ab0" officeooo:paragraph-rsid="00128ab0"/>
    </style:style>
    <style:style style:name="P11" style:family="paragraph" style:parent-style-name="Standard">
      <style:text-properties officeooo:rsid="00146968" officeooo:paragraph-rsid="00146968"/>
    </style:style>
    <style:style style:name="T1" style:family="text">
      <style:text-properties officeooo:rsid="000c3089"/>
    </style:style>
    <style:style style:name="T2" style:family="text">
      <style:text-properties officeooo:rsid="001624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3.03.</text:p>
      <text:p text:style-name="P1">SaveMachine gestartet</text:p>
      <text:p text:style-name="P1">saveValue und loadValue implementiert</text:p>
      <text:p text:style-name="P2">SaveMachine auf JSON umgestellt</text:p>
      <text:p text:style-name="P2"/>
      <text:p text:style-name="P2">09.03.</text:p>
      <text:p text:style-name="P2">.gitignore erstellt (siehe <text:a xlink:type="simple" xlink:href="https://github.com/EveryLimit/info-game/pull/5" text:style-name="Internet_20_link" text:visited-style-name="Visited_20_Internet_20_Link">https://github.com/EveryLimit/info-game/pull/5</text:a>)</text:p>
      <text:p text:style-name="P2">SaveMachine in Projektornder kopiert</text:p>
      <text:p text:style-name="P3">Ey dikka ich komme auf diesen verkackten kurs nicght klar</text:p>
      <text:p text:style-name="P4">8:<text:span text:style-name="T1">4</text:span>0 - SaveMachine an LibGDX angepasst</text:p>
      <text:p text:style-name="P5">9:00 – loadFromFile und saveToFile</text:p>
      <text:p text:style-name="P5"/>
      <text:p text:style-name="P6">10.03.</text:p>
      <text:p text:style-name="P6">SaveMachine fixed</text:p>
      <text:p text:style-name="P6">Lokales kompilieren auf Schulrechner eingerichtet</text:p>
      <text:p text:style-name="P6">SaveMachine auf compiler errors überprüft</text:p>
      <text:p text:style-name="P7">SaveMachine kommentiert</text:p>
      <text:p text:style-name="P7"/>
      <text:p text:style-name="P8">14.03.</text:p>
      <text:p text:style-name="P8">Movement Vorschlag zu Vector2</text:p>
      <text:p text:style-name="P8"/>
      <text:p text:style-name="P8">15.03.</text:p>
      <text:p text:style-name="P8">Erklärung und Code snippets für movement mit Vector2</text:p>
      <text:p text:style-name="P8"/>
      <text:p text:style-name="P8">16.03.</text:p>
      <text:p text:style-name="P8">Auf Discord geschrieben, das save system sei fertig</text:p>
      <text:p text:style-name="P8">Item gefragt ob sie hilfe brauchen</text:p>
      <text:p text:style-name="P9">Explosionspartikel erstellt</text:p>
      <text:p text:style-name="P9">Feuerpartikel erstellt</text:p>
      <text:p text:style-name="P9"/>
      <text:p text:style-name="P11">17.03.</text:p>
      <text:p text:style-name="P11">SaveMachine auf GDX.Json umgestellt</text:p>
      <text:p text:style-name="P11">Item vervollständigt</text:p>
      <text:p text:style-name="P11">Combat angefangen <text:span text:style-name="T2">(Character.attack()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3T08:47:35.624000000</meta:creation-date>
    <dc:date>2022-03-17T08:43:50.669000000</dc:date>
    <meta:editing-duration>PT2H15M15S</meta:editing-duration>
    <meta:editing-cycles>10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28" meta:word-count="98" meta:character-count="808" meta:non-whitespace-character-count="737"/>
  </office:meta>
</office:document-meta>
</file>